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7bd" officeooo:paragraph-rsid="000fa7bd"/>
    </style:style>
    <style:style style:name="P2" style:family="paragraph" style:parent-style-name="Standard" style:master-page-name="">
      <loext:graphic-properties draw:fill="none"/>
      <style:paragraph-properties fo:margin-left="0cm" fo:margin-right="0.101cm" fo:text-indent="0cm" style:auto-text-indent="false" style:page-number="auto" fo:background-color="transparent"/>
      <style:text-properties officeooo:rsid="000fa7bd" officeooo:paragraph-rsid="000fa7bd"/>
    </style:style>
    <style:style style:name="P3" style:family="paragraph" style:parent-style-name="Standard">
      <style:text-properties officeooo:rsid="000fa7bd" officeooo:paragraph-rsid="000fa7bd"/>
    </style:style>
    <style:style style:name="P4" style:family="paragraph" style:parent-style-name="Standard">
      <style:text-properties officeooo:rsid="00103500" officeooo:paragraph-rsid="00103500"/>
    </style:style>
    <style:style style:name="T1" style:family="text">
      <style:text-properties officeooo:rsid="001035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<text:span text:style-name="T1">ra</text:span> <text:span text:style-name="T1">[</text:span>Columna<text:span text:style-name="T1">]</text:span></text:p>
      <text:p text:style-name="P1"/>
      <text:p text:style-name="P1"/>
      <text:p text:style-name="P1"/>
      <text:p text:style-name="P4">funcion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<text:span text:style-name="T1">da</text:span> <text:span text:style-name="T1">[</text:span>Col<text:span text:style-name="T1">umna]</text:span></text:p>
      <text:p text:style-name="P1"/>
      <text:p text:style-name="P1"/>
      <text:p text:style-name="P1"/>
      <text:p text:style-name="P4">funcion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08:15:41.886835586</meta:creation-date>
    <dc:date>2022-11-21T08:24:19.661874337</dc:date>
    <meta:editing-duration>PT9M43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4" meta:word-count="6" meta:character-count="44" meta:non-whitespace-character-count="42"/>
  </office:meta>
</office:document-meta>
</file>